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0c121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42507" officeooo:paragraph-rsid="00242507"/>
    </style:style>
    <style:style style:name="P7" style:family="paragraph" style:parent-style-name="Standard">
      <style:text-properties officeooo:paragraph-rsid="001376c2"/>
    </style:style>
    <style:style style:name="P8" style:family="paragraph" style:parent-style-name="Text_20_body">
      <style:text-properties style:font-name="Arial" officeooo:rsid="0014756d" officeooo:paragraph-rsid="0014756d"/>
    </style:style>
    <style:style style:name="P9" style:family="paragraph" style:parent-style-name="Table_20_Contents" style:list-style-name="L1">
      <style:text-properties style:font-name="Arial" officeooo:rsid="00242507" officeooo:paragraph-rsid="00242507"/>
    </style:style>
    <style:style style:name="P10" style:family="paragraph" style:parent-style-name="Table_20_Contents" style:list-style-name="L2">
      <style:text-properties style:font-name="Arial" officeooo:rsid="00242507" officeooo:paragraph-rsid="00242507"/>
    </style:style>
    <style:style style:name="P11" style:family="paragraph" style:parent-style-name="Table_20_Contents" style:list-style-name="L3">
      <style:text-properties style:font-name="Arial" officeooo:rsid="00242507" officeooo:paragraph-rsid="00242507"/>
    </style:style>
    <style:style style:name="P12" style:family="paragraph" style:parent-style-name="Table_20_Contents" style:list-style-name="L4">
      <style:text-properties style:font-name="Arial" officeooo:rsid="00242507" officeooo:paragraph-rsid="00242507"/>
    </style:style>
    <style:style style:name="P13" style:family="paragraph" style:parent-style-name="Table_20_Contents" style:list-style-name="L5">
      <style:text-properties style:font-name="Arial" officeooo:rsid="00242507" officeooo:paragraph-rsid="00242507"/>
    </style:style>
    <style:style style:name="P14" style:family="paragraph" style:parent-style-name="Table_20_Contents" style:list-style-name="L5">
      <style:text-properties style:font-name="Arial" fo:font-style="italic" officeooo:rsid="00242507" officeooo:paragraph-rsid="00242507" style:font-style-asian="italic" style:font-style-complex="italic"/>
    </style:style>
    <style:style style:name="P15" style:family="paragraph" style:parent-style-name="Table_20_Contents" style:list-style-name="L2">
      <style:text-properties officeooo:rsid="00242507" officeooo:paragraph-rsid="00242507"/>
    </style:style>
    <style:style style:name="T1" style:family="text">
      <style:text-properties fo:font-weight="bold" officeooo:rsid="00197dac" style:font-weight-asian="bold" style:font-weight-complex="bold"/>
    </style:style>
    <style:style style:name="T2" style:family="text">
      <style:text-properties fo:font-weight="bold" officeooo:rsid="00242507" style:font-weight-asian="bold" style:font-weight-complex="bold"/>
    </style:style>
    <style:style style:name="T3" style:family="text">
      <style:text-properties fo:font-weight="bold" officeooo:rsid="00246d2c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officeooo:rsid="001afa72"/>
    </style:style>
    <style:style style:name="T6" style:family="text">
      <style:text-properties officeooo:rsid="0020c1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1">1</text:span></text:p>
          </table:table-cell>
          <table:table-cell table:style-name="Tabelle4.A1" office:value-type="string">
            <text:p text:style-name="P2">Element: <text:span text:style-name="T3">5</text:span></text:p>
          </table:table-cell>
          <table:table-cell table:style-name="Tabelle4.C1" office:value-type="string">
            <text:p text:style-name="P2">Title: <text:span text:style-name="T2">Wrapping up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/><text:span text:style-name="T6">Screencast with slides</text:span></text:p>
            <text:p text:style-name="P2"/>
          </table:table-cell>
          <table:covered-table-cell/>
          <table:covered-table-cell/>
        </table:table-row>
      </table:table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6">Wrapping up</text:p>
          </table:table-cell>
          <table:table-cell table:style-name="Tabelle1.C2" office:value-type="string">
            <text:list xml:id="list741664397717692972" text:style-name="L1">
              <text:list-item>
                <text:p text:style-name="P9">Let's summarize the first modul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6">Programming</text:p>
          </table:table-cell>
          <table:table-cell table:style-name="Tabelle1.C3" office:value-type="string">
            <text:list xml:id="list5454314579079610185" text:style-name="L2">
              <text:list-item>
                <text:p text:style-name="P15"><text:span text:style-name="T5">W</text:span><text:span text:style-name="T4">e have a understanding what programming actually is</text:span></text:p>
              </text:list-item>
              <text:list-item>
                <text:p text:style-name="P10">Just think of cooking and processing ingredient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6">Variables</text:p>
            <text:p text:style-name="P6">data types</text:p>
          </table:table-cell>
          <table:table-cell table:style-name="Tabelle1.C4" office:value-type="string">
            <text:list xml:id="list2608084741924605749" text:style-name="L3">
              <text:list-item>
                <text:p text:style-name="P11">We have seen what variables are</text:p>
              </text:list-item>
              <text:list-item>
                <text:p text:style-name="P11">We know the most important data types and when to use them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6">First simple</text:p>
            <text:p text:style-name="P6">programs</text:p>
          </table:table-cell>
          <table:table-cell table:style-name="Tabelle1.C5" office:value-type="string">
            <text:list xml:id="list771157555707185863" text:style-name="L4">
              <text:list-item>
                <text:p text:style-name="P12">We wrote our first simple programs</text:p>
              </text:list-item>
              <text:list-item>
                <text:p text:style-name="P12">We know hot do declare variables and how to use MsgBox and InputBox</text:p>
              </text:list-item>
              <text:list-item>
                <text:p text:style-name="P12">We also know hot to convert text into numbers and can perform operations on our data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6">Cheat sheet</text:p>
          </table:table-cell>
          <table:table-cell table:style-name="Tabelle1.C6" office:value-type="string">
            <text:list xml:id="list7154981544118446007" text:style-name="L5">
              <text:list-item>
                <text:p text:style-name="P13">Now let's add the most important things we've learned to our cheat sheet</text:p>
              </text:list-item>
              <text:list-item>
                <text:p text:style-name="P14">(Either present the prepared cheat sheet, or create it on the fly)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6M21S</meta:editing-duration>
    <meta:editing-cycles>10</meta:editing-cycles>
    <meta:generator>LibreOffice/4.1.3.2$Windows_x86 LibreOffice_project/70feb7d99726f064edab4605a8ab840c50ec57a</meta:generator>
    <dc:date>2015-07-29T18:13:48.805000000</dc:date>
    <meta:document-statistic meta:table-count="2" meta:image-count="0" meta:object-count="0" meta:page-count="1" meta:paragraph-count="28" meta:word-count="137" meta:character-count="717" meta:non-whitespace-character-count="617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